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1472" officeooo:paragraph-rsid="000d1472"/>
    </style:style>
    <style:style style:name="P2" style:family="paragraph" style:parent-style-name="Standard">
      <style:paragraph-properties fo:text-align="justify" style:justify-single-word="false"/>
      <style:text-properties officeooo:rsid="0010000a" officeooo:paragraph-rsid="0010000a"/>
    </style:style>
    <style:style style:name="P3" style:family="paragraph" style:parent-style-name="Standard">
      <style:paragraph-properties fo:text-align="justify" style:justify-single-word="false"/>
      <style:text-properties officeooo:rsid="0011f8c4" officeooo:paragraph-rsid="0011f8c4"/>
    </style:style>
    <style:style style:name="P4" style:family="paragraph" style:parent-style-name="Standard">
      <style:paragraph-properties fo:text-align="justify" style:justify-single-word="false"/>
      <style:text-properties officeooo:rsid="00139108" officeooo:paragraph-rsid="00139108"/>
    </style:style>
    <style:style style:name="P5" style:family="paragraph" style:parent-style-name="Standard">
      <style:paragraph-properties fo:text-align="justify" style:justify-single-word="false"/>
      <style:text-properties officeooo:rsid="00144afa" officeooo:paragraph-rsid="00144afa"/>
    </style:style>
    <style:style style:name="P6" style:family="paragraph" style:parent-style-name="Standard">
      <style:paragraph-properties fo:text-align="justify" style:justify-single-word="false"/>
      <style:text-properties officeooo:rsid="0015e4e2" officeooo:paragraph-rsid="0015e4e2"/>
    </style:style>
    <style:style style:name="P7" style:family="paragraph" style:parent-style-name="Standard">
      <style:paragraph-properties fo:text-align="justify" style:justify-single-word="false"/>
      <style:text-properties officeooo:rsid="00170a97" officeooo:paragraph-rsid="00170a97"/>
    </style:style>
    <style:style style:name="P8" style:family="paragraph" style:parent-style-name="Standard">
      <style:paragraph-properties fo:text-align="justify" style:justify-single-word="false"/>
      <style:text-properties officeooo:rsid="0018eeea" officeooo:paragraph-rsid="0018eeea"/>
    </style:style>
    <style:style style:name="P9" style:family="paragraph" style:parent-style-name="Standard">
      <style:paragraph-properties fo:text-align="justify" style:justify-single-word="false"/>
      <style:text-properties officeooo:rsid="001b475e" officeooo:paragraph-rsid="001b475e"/>
    </style:style>
    <style:style style:name="T1" style:family="text">
      <style:text-properties officeooo:rsid="0011d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abilidade.</text:p>
      <text:p text:style-name="P1"/>
      <text:p text:style-name="P1">Normal Distribution of Random Numbers.</text:p>
      <text:p text:style-name="P1"/>
      <text:p text:style-name="P1">Dois matemáticos estavam trabalhando concorrentemente neste tema. Foram: Carl Friedrich Gauss e Pierre-Simon Laplace.</text:p>
      <text:p text:style-name="P1"/>
      <text:p text:style-name="P1">Mais ou menos assim. Existe uma distribuição de valores que circulam um valor médio, mean (<text:span text:style-name="T1">média</text:span>), pegando um desses valores ele vai estar próximo a essa média, e as vezes pode variar muito para mais ou para menos.</text:p>
      <text:p text:style-name="P1"/>
      <text:p text:style-name="P2">A curva característica desta distribuição normal é conhecida informalmente como curva de Bell.</text:p>
      <text:p text:style-name="P2"/>
      <text:p text:style-name="P3">Como calcular a média e o desvio padrão. </text:p>
      <text:p text:style-name="P3"/>
      <text:p text:style-name="P3">Segue um exemplo:</text:p>
      <text:p text:style-name="P3"/>
      <text:p text:style-name="P3">Notas de alunos até 100.</text:p>
      <text:p text:style-name="P3">85, 82, 88, 86, 85, 93, 98, 40, 73, 83</text:p>
      <text:p text:style-name="P3"/>
      <text:p text:style-name="P3">a média: 813 / 10 = 81,3</text:p>
      <text:p text:style-name="P3"/>
      <text:p text:style-name="P4">O desvio padrão é calculado pegando a diferença de cada valor em relação à média e aplicando elevando ao quadrado. Soma todos estes resultados e tira a raiz quadrada.</text:p>
      <text:p text:style-name="P4"/>
      <text:p text:style-name="P5">85 – 81,3 = 3,7 <text:s text:c="5"/>^2 = 13,69 </text:p>
      <text:p text:style-name="P5">82 – 81,3 = 0,7 <text:s text:c="5"/>^2 = 0,49 </text:p>
      <text:p text:style-name="P5">88 – 81,3 = 6,7 <text:s text:c="5"/>^2 = 44,89 </text:p>
      <text:p text:style-name="P5">86 – 81,3 = 4,7 <text:s text:c="5"/>^2 = 22,09 </text:p>
      <text:p text:style-name="P5">85 – 81,3 = 3,7 <text:s text:c="5"/>^2 = 13,69 </text:p>
      <text:p text:style-name="P5">93 – 81,3 = 11,7 <text:s text:c="3"/>^2 = 136,89 </text:p>
      <text:p text:style-name="P5">98 – 81,3 = 16,7 <text:s text:c="3"/>^2 = 278,89 </text:p>
      <text:p text:style-name="P5">40 – 81,3 = -41,3 <text:s text:c="2"/>^2 = 1705,69 </text:p>
      <text:p text:style-name="P5">73 – 81,3 = -8,3 <text:s text:c="5"/>^2 = 68,89 </text:p>
      <text:p text:style-name="P5">83 – 81,3 = 1,7 <text:s text:c="5"/>^2 = 2,89 </text:p>
      <text:p text:style-name="P3"/>
      <text:p text:style-name="P6">2288,1 / 10 = 228,81</text:p>
      <text:p text:style-name="P6"/>
      <text:p text:style-name="P6">228,81 ^1/2 = 15,13</text:p>
      <text:p text:style-name="P6"/>
      <text:p text:style-name="P7">desvio padrão de 15,13.</text:p>
      <text:p text:style-name="P7"/>
      <text:p text:style-name="P7"/>
      <text:p text:style-name="P8">Em java, importado para o processing, existe uma classe Random que possui uma função chamada nextGaussian() que retorna um double. Esta função possui como parâmetros a média de 0 e desvio padrão de 1.</text:p>
      <text:p text:style-name="P8"><text:soft-page-break/>Para colocarmos os nossos parâmetros, basta multiplicar o retorno da função pelo nosso desvio padrão e depois somar a nossa média.</text:p>
      <text:p text:style-name="P8"/>
      <text:p text:style-name="P8"/>
      <text:p text:style-name="P9">Para random walk existe uma distribuição dos passos chamada de Lévy Flight.</text:p>
      <text:p text:style-name="P9"/>
      <text:p text:style-name="P9"/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3:28:22.427929137</meta:creation-date>
    <meta:generator>LibreOffice/5.1.4.2$Linux_X86_64 LibreOffice_project/10m0$Build-2</meta:generator>
    <dc:date>2016-12-28T18:23:17.918689263</dc:date>
    <meta:editing-duration>PT48M5S</meta:editing-duration>
    <meta:editing-cycles>12</meta:editing-cycles>
    <meta:document-statistic meta:table-count="0" meta:image-count="0" meta:object-count="0" meta:page-count="2" meta:paragraph-count="27" meta:word-count="283" meta:character-count="1574" meta:non-whitespace-character-count="1254"/>
  </office:meta>
</office:document-meta>
</file>